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="solid" draw:fill-color="#cc6633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5cm" svg:height="5.08cm" svg:x="7.985cm" svg:y="11.16cm">
          <text:p text:style-name="P1">Differential Buffer/</text:p>
          <text:p text:style-name="P1"><text:s/>Active 2.4kHz </text:p>
          <text:p text:style-name="P1">Low-pass Fil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.905cm" svg:y1="14.97cm" svg:x2="7.985cm" svg:y2="14.97cm">
          <text:p/>
        </draw:line>
        <draw:line draw:style-name="gr2" draw:text-style-name="P1" draw:layer="layout" svg:x1="2.905cm" svg:y1="13.7cm" svg:x2="7.985cm" svg:y2="13.7cm">
          <text:p/>
        </draw:line>
        <draw:line draw:style-name="gr2" draw:text-style-name="P1" draw:layer="layout" svg:x1="2.905cm" svg:y1="12.43cm" svg:x2="7.985cm" svg:y2="12.43cm">
          <text:p/>
        </draw:line>
        <draw:line draw:style-name="gr2" draw:text-style-name="P1" draw:layer="layout" svg:x1="13.7cm" svg:y1="12.43cm" svg:x2="18.78cm" svg:y2="12.43cm">
          <text:p/>
        </draw:line>
        <draw:line draw:style-name="gr2" draw:text-style-name="P1" draw:layer="layout" svg:x1="13.7cm" svg:y1="13.7cm" svg:x2="18.78cm" svg:y2="13.7cm">
          <text:p/>
        </draw:line>
        <draw:line draw:style-name="gr2" draw:text-style-name="P1" draw:layer="layout" svg:x1="13.7cm" svg:y1="14.97cm" svg:x2="18.78cm" svg:y2="14.97cm">
          <text:p/>
        </draw:line>
        <draw:frame draw:style-name="gr3" draw:layer="layout" svg:width="5.08cm" svg:height="0.963cm" svg:x="2.27cm" svg:y="11.467cm">
          <draw:text-box>
            <text:p>accel_raw[0..2]</text:p>
          </draw:text-box>
        </draw:frame>
        <draw:frame draw:style-name="gr3" draw:layer="layout" svg:width="5.08cm" svg:height="0.963cm" svg:x="2.27cm" svg:y="12.737cm">
          <draw:text-box>
            <text:p>gyro_raw[0..2]</text:p>
          </draw:text-box>
        </draw:frame>
        <draw:frame draw:style-name="gr3" draw:layer="layout" svg:width="5.08cm" svg:height="0.963cm" svg:x="2.27cm" svg:y="14.007cm">
          <draw:text-box>
            <text:p>temp_raw[0..1]</text:p>
          </draw:text-box>
        </draw:frame>
        <draw:frame draw:style-name="gr3" draw:layer="layout" svg:width="5.08cm" svg:height="0.963cm" svg:x="13.7cm" svg:y="11.467cm">
          <draw:text-box>
            <text:p>accel_buff[0..2]</text:p>
          </draw:text-box>
        </draw:frame>
        <draw:frame draw:style-name="gr3" draw:layer="layout" svg:width="5.08cm" svg:height="0.963cm" svg:x="13.7cm" svg:y="12.737cm">
          <draw:text-box>
            <text:p>gyro_buff[0..2]</text:p>
          </draw:text-box>
        </draw:frame>
        <draw:frame draw:style-name="gr3" draw:layer="layout" svg:width="5.08cm" svg:height="0.963cm" svg:x="13.7cm" svg:y="14.007cm">
          <draw:text-box>
            <text:p>temp_buff[0..1]</text:p>
          </draw:text-box>
        </draw:frame>
        <draw:line draw:style-name="gr2" draw:text-style-name="P1" draw:layer="layout" svg:x1="10.221cm" svg:y1="8.62cm" svg:x2="10.221cm" svg:y2="11.16cm">
          <text:p/>
        </draw:line>
        <draw:line draw:style-name="gr2" draw:text-style-name="P1" draw:layer="layout" svg:x1="11.795cm" svg:y1="9.255cm" svg:x2="11.795cm" svg:y2="11.16cm">
          <text:p/>
        </draw:line>
        <draw:frame draw:style-name="gr3" draw:layer="layout" svg:width="2.54cm" svg:height="0.963cm" draw:transform="rotate (1.5718435243458) translate (9.258cm 11.16cm)">
          <draw:text-box>
            <text:p>VOCM</text:p>
          </draw:text-box>
        </draw:frame>
        <draw:frame draw:style-name="gr3" draw:layer="layout" svg:width="2.54cm" svg:height="0.963cm" draw:transform="rotate (1.5718435243458) translate (10.832cm 10.526cm)">
          <draw:text-box>
            <text:p>5V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cott Rosenbalm</meta:initial-creator>
    <meta:creation-date>2011-01-23T13:56:32.70</meta:creation-date>
    <dc:date>2011-01-23T18:25:02.36</dc:date>
    <dc:creator>Scott Rosenbalm</dc:creator>
    <meta:editing-duration>PT03H49M51S</meta:editing-duration>
    <meta:editing-cycles>6</meta:editing-cycles>
    <meta:generator>OpenOffice.org/3.2$Win32 OpenOffice.org_project/320m18$Build-9502</meta:generator>
    <meta:document-statistic meta:object-count="17"/>
  </office:meta>
</office:document-meta>
</file>